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3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4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5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6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7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8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9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10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11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2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3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4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5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16" style:parent-style-name="Normal" style:family="paragraph">
      <style:paragraph-properties fo:text-align="center" fo:line-height="150%"/>
      <style:text-properties style:font-name="Times New Roman" style:font-name-complex="Times New Roman" fo:font-size="10pt" style:font-size-asian="10pt" style:font-size-complex="10pt"/>
    </style:style>
    <style:style style:name="P17" style:parent-style-name="Normal" style:family="paragraph">
      <style:paragraph-properties fo:text-align="center" fo:line-height="150%"/>
      <style:text-properties style:font-name="Times New Roman" style:font-name-complex="Times New Roman" fo:font-size="10pt" style:font-size-asian="10pt" style:font-size-complex="10pt"/>
    </style:style>
    <style:style style:name="P18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19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20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21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22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23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24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25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26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27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28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29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30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31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32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33" style:parent-style-name="Normal" style:family="paragraph">
      <style:paragraph-properties fo:text-align="center" fo:line-height="150%"/>
    </style:style>
    <style:style style:name="T3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3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7" style:parent-style-name="Normal" style:family="paragraph">
      <style:paragraph-properties fo:text-align="justify"/>
    </style:style>
    <style:style style:name="T3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39" style:parent-style-name="Normal" style:family="paragraph">
      <style:paragraph-properties fo:text-align="end" fo:line-height="150%"/>
      <style:text-properties style:font-name="Times New Roman" style:font-name-complex="Times New Roman" fo:font-size="12pt" style:font-size-asian="12pt" style:font-size-complex="12pt"/>
    </style:style>
    <style:style style:name="P40" style:parent-style-name="Normal" style:family="paragraph">
      <style:paragraph-properties fo:text-align="end" fo:line-height="150%"/>
      <style:text-properties style:font-name="Times New Roman" style:font-name-complex="Times New Roman" fo:font-size="12pt" style:font-size-asian="12pt" style:font-size-complex="12pt"/>
    </style:style>
    <style:style style:name="P41" style:parent-style-name="Normal" style:family="paragraph">
      <style:paragraph-properties fo:text-align="end" fo:line-height="150%"/>
      <style:text-properties style:font-name="Times New Roman" style:font-name-complex="Times New Roman" fo:font-size="12pt" style:font-size-asian="12pt" style:font-size-complex="12pt"/>
    </style:style>
    <style:style style:name="P42" style:parent-style-name="Normal" style:family="paragraph">
      <style:paragraph-properties fo:text-align="end" fo:line-height="150%"/>
      <style:text-properties style:font-name="Times New Roman" style:font-name-complex="Times New Roman" fo:font-size="12pt" style:font-size-asian="12pt" style:font-size-complex="12pt"/>
    </style:style>
    <style:style style:name="P43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44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45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46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47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48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49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50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51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52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53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54" style:parent-style-name="Normal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55" style:parent-style-name="Normal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6" style:parent-style-name="Normal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7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8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9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60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61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62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63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64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65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66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67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68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69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70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71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72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73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74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75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76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77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78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79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80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81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82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83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84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85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86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87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88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89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90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91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92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93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94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95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96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97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98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99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00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01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02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03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04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05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06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07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08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09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10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11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12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13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14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15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16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17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18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19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20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21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22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23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24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25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26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27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28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29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30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31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32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33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34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35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36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37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38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39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40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41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42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43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44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45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46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47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48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49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50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51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52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53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54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55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56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57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58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59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60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61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62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63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64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65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66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67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68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69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70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71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72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73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74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75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76" style:parent-style-name="ParágrafodaLista" style:list-style-name="LFO1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77" style:parent-style-name="ParágrafodaLista" style:list-style-name="LFO1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78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79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80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81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82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83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84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85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86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87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88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89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90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91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92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93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94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95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96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97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98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9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0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0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0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0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0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0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0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0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0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0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1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1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1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1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1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1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1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1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1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1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2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23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2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6" style:parent-style-name="Normal" style:family="paragraph">
      <style:paragraph-properties fo:text-indent="0.4916in"/>
      <style:text-properties style:font-name="Times New Roman" style:font-name-complex="Times New Roman" fo:font-size="12pt" style:font-size-asian="12pt" style:font-size-complex="12pt"/>
    </style:style>
    <style:style style:name="P227" style:parent-style-name="Normal" style:family="paragraph">
      <style:paragraph-properties fo:text-indent="0.4916in"/>
      <style:text-properties style:font-name="Times New Roman" style:font-name-complex="Times New Roman" fo:font-size="12pt" style:font-size-asian="12pt" style:font-size-complex="12pt"/>
    </style:style>
    <style:style style:name="P228" style:parent-style-name="Normal" style:family="paragraph">
      <style:paragraph-properties fo:text-indent="0.4916in"/>
      <style:text-properties style:font-name="Times New Roman" style:font-name-complex="Times New Roman" fo:font-size="12pt" style:font-size-asian="12pt" style:font-size-complex="12pt"/>
    </style:style>
    <style:style style:name="P229" style:parent-style-name="Normal" style:family="paragraph">
      <style:paragraph-properties fo:text-indent="0.4916in"/>
      <style:text-properties style:font-name="Times New Roman" style:font-name-complex="Times New Roman" fo:font-size="12pt" style:font-size-asian="12pt" style:font-size-complex="12pt"/>
    </style:style>
    <style:style style:name="P230" style:parent-style-name="Normal" style:family="paragraph">
      <style:paragraph-properties fo:text-indent="0.4916in"/>
      <style:text-properties style:font-name="Times New Roman" style:font-name-complex="Times New Roman" fo:font-size="12pt" style:font-size-asian="12pt" style:font-size-complex="12pt"/>
    </style:style>
    <style:style style:name="P231" style:parent-style-name="Normal" style:family="paragraph">
      <style:paragraph-properties fo:text-indent="0.4916in"/>
      <style:text-properties style:font-name="Times New Roman" style:font-name-complex="Times New Roman" fo:font-size="12pt" style:font-size-asian="12pt" style:font-size-complex="12pt"/>
    </style:style>
    <style:style style:name="P232" style:parent-style-name="Normal" style:family="paragraph">
      <style:paragraph-properties fo:text-indent="0.4916in"/>
      <style:text-properties style:font-name="Times New Roman" style:font-name-complex="Times New Roman" fo:font-size="12pt" style:font-size-asian="12pt" style:font-size-complex="12pt"/>
    </style:style>
    <style:style style:name="P233" style:parent-style-name="Normal" style:family="paragraph">
      <style:paragraph-properties fo:text-indent="0.4916in"/>
      <style:text-properties style:font-name="Times New Roman" style:font-name-complex="Times New Roman" fo:font-size="12pt" style:font-size-asian="12pt" style:font-size-complex="12pt"/>
    </style:style>
    <style:style style:name="P234" style:parent-style-name="Normal" style:family="paragraph">
      <style:paragraph-properties fo:text-indent="0.4916in"/>
      <style:text-properties style:font-name="Times New Roman" style:font-name-complex="Times New Roman" fo:font-size="12pt" style:font-size-asian="12pt" style:font-size-complex="12pt"/>
    </style:style>
    <style:style style:name="P235" style:parent-style-name="Normal" style:family="paragraph">
      <style:paragraph-properties fo:text-indent="0.4916in"/>
      <style:text-properties style:font-name="Times New Roman" style:font-name-complex="Times New Roman" fo:font-size="12pt" style:font-size-asian="12pt" style:font-size-complex="12pt"/>
    </style:style>
    <style:style style:name="P236" style:parent-style-name="Normal" style:family="paragraph">
      <style:paragraph-properties fo:text-indent="0.4916in"/>
      <style:text-properties style:font-name="Times New Roman" style:font-name-complex="Times New Roman" fo:font-size="12pt" style:font-size-asian="12pt" style:font-size-complex="12pt"/>
    </style:style>
    <style:style style:name="P237" style:parent-style-name="Normal" style:family="paragraph">
      <style:paragraph-properties fo:text-indent="0.4916in"/>
      <style:text-properties style:font-name="Times New Roman" style:font-name-complex="Times New Roman" fo:font-size="12pt" style:font-size-asian="12pt" style:font-size-complex="12pt"/>
    </style:style>
    <style:style style:name="P238" style:parent-style-name="Normal" style:family="paragraph">
      <style:paragraph-properties fo:text-indent="0.4916in"/>
      <style:text-properties style:font-name="Times New Roman" style:font-name-complex="Times New Roman" fo:font-size="12pt" style:font-size-asian="12pt" style:font-size-complex="12pt"/>
    </style:style>
    <style:style style:name="P239" style:parent-style-name="Normal" style:family="paragraph">
      <style:paragraph-properties fo:text-indent="0.4916in"/>
      <style:text-properties style:font-name="Times New Roman" style:font-name-complex="Times New Roman" fo:font-size="12pt" style:font-size-asian="12pt" style:font-size-complex="12pt"/>
    </style:style>
    <style:style style:name="P240" style:parent-style-name="Normal" style:family="paragraph">
      <style:paragraph-properties fo:text-indent="0.4916in"/>
      <style:text-properties style:font-name="Times New Roman" style:font-name-complex="Times New Roman" fo:font-size="12pt" style:font-size-asian="12pt" style:font-size-complex="12pt"/>
    </style:style>
    <style:style style:name="P241" style:parent-style-name="Normal" style:family="paragraph">
      <style:paragraph-properties fo:text-indent="0.4916in"/>
      <style:text-properties style:font-name="Times New Roman" style:font-name-complex="Times New Roman" fo:font-size="12pt" style:font-size-asian="12pt" style:font-size-complex="12pt"/>
    </style:style>
    <style:style style:name="P242" style:parent-style-name="Normal" style:family="paragraph">
      <style:paragraph-properties fo:text-indent="0.4916in"/>
      <style:text-properties style:font-name="Times New Roman" style:font-name-complex="Times New Roman" fo:font-size="12pt" style:font-size-asian="12pt" style:font-size-complex="12pt"/>
    </style:style>
    <style:style style:name="P243" style:parent-style-name="Normal" style:family="paragraph">
      <style:paragraph-properties fo:text-indent="0.4916in"/>
      <style:text-properties style:font-name="Times New Roman" style:font-name-complex="Times New Roman" fo:font-size="12pt" style:font-size-asian="12pt" style:font-size-complex="12pt"/>
    </style:style>
    <style:style style:name="P244" style:parent-style-name="Normal" style:family="paragraph">
      <style:paragraph-properties fo:text-indent="0.4916in"/>
      <style:text-properties style:font-name="Times New Roman" style:font-name-complex="Times New Roman" fo:font-size="12pt" style:font-size-asian="12pt" style:font-size-complex="12pt"/>
    </style:style>
    <style:style style:name="P245" style:parent-style-name="Normal" style:family="paragraph">
      <style:paragraph-properties fo:text-indent="0.4916in"/>
      <style:text-properties style:font-name="Times New Roman" style:font-name-complex="Times New Roman" fo:font-size="12pt" style:font-size-asian="12pt" style:font-size-complex="12pt"/>
    </style:style>
    <style:style style:name="P246" style:parent-style-name="Normal" style:family="paragraph">
      <style:paragraph-properties fo:text-indent="0.4916in"/>
      <style:text-properties style:font-name="Times New Roman" style:font-name-complex="Times New Roman" fo:font-size="12pt" style:font-size-asian="12pt" style:font-size-complex="12pt"/>
    </style:style>
    <style:style style:name="P247" style:parent-style-name="Normal" style:family="paragraph">
      <style:paragraph-properties fo:text-indent="0.4916in"/>
      <style:text-properties style:font-name="Times New Roman" style:font-name-complex="Times New Roman" fo:font-size="12pt" style:font-size-asian="12pt" style:font-size-complex="12pt"/>
    </style:style>
    <style:style style:name="P248" style:parent-style-name="Normal" style:family="paragraph">
      <style:paragraph-properties fo:text-indent="0.4916in"/>
      <style:text-properties style:font-name="Times New Roman" style:font-name-complex="Times New Roman" fo:font-size="12pt" style:font-size-asian="12pt" style:font-size-complex="12pt"/>
    </style:style>
    <style:style style:name="P24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0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51" style:parent-style-name="Normal" style:family="paragraph">
      <style:paragraph-properties fo:text-indent="0.4916in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5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7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78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7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6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07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0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3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3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3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3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3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3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36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37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3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3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4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4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4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4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4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4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4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4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4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4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5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5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5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5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5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5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5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5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5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5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6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6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6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6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6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65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66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6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6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6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7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7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7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7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7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7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7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7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7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7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8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8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8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8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8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8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8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8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8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8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9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9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9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9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94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95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9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9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9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9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0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0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0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0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0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0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0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0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0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0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1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1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1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1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1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1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1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1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1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1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2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2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2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23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24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2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2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2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2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2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3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3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3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3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3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3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3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3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3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3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4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4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4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4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4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4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4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4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4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49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50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5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5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5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5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5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5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5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5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5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6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6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6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6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6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6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6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6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6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6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7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7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7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7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7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7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7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77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78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7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8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8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8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8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8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8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8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8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8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8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9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9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9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9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9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9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9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9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9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9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0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0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0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0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0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0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0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07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08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0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1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1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1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1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1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1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1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1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1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1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2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2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2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2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2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2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2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2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2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2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3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3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3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3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34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3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3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3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3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3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4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4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4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4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4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4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4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4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4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4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5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5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5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5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5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5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5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5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5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5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6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6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6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63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64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6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6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6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6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6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7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7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7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7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7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7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7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7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7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7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8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8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8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8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8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8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8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8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8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8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9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91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9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93" style:parent-style-name="ParágrafodaLista" style:list-style-name="LFO2" style:family="paragraph"/>
    <style:style style:name="T594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595" style:parent-style-name="ParágrafodaLista" style:list-style-name="LFO2" style:family="paragraph"/>
    <style:style style:name="T596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597" style:parent-style-name="ParágrafodaLista" style:list-style-name="LFO2" style:family="paragraph"/>
    <style:style style:name="T59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599" style:parent-style-name="ParágrafodaLista" style:list-style-name="LFO2" style:family="paragraph"/>
    <style:style style:name="T60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601" style:parent-style-name="ParágrafodaLista" style:list-style-name="LFO2" style:family="paragraph"/>
    <style:style style:name="T60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603" style:parent-style-name="ParágrafodaLista" style:list-style-name="LFO2" style:family="paragraph"/>
    <style:style style:name="T604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605" style:parent-style-name="ParágrafodaLista" style:list-style-name="LFO2" style:family="paragraph"/>
    <style:style style:name="T606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60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608" style:parent-style-name="ParágrafodaLista" style:family="paragraph">
      <style:text-properties style:font-name="Times New Roman" style:font-name-complex="Times New Roman" fo:font-size="12pt" style:font-size-asian="12pt" style:font-size-complex="12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SISTEMA FIEP – SENAI</text:p>
      <text:p text:style-name="P3">DESENVOLVIMENTO DE SISTEMAS</text:p>
      <text:p text:style-name="P4"/>
      <text:p text:style-name="P5"/>
      <text:p text:style-name="P6"/>
      <text:p text:style-name="P7">ANA JÚLIA FERREIRA DA SILVA</text:p>
      <text:p text:style-name="P8">2°F</text:p>
      <text:p text:style-name="P9"/>
      <text:p text:style-name="P10"/>
      <text:p text:style-name="P11"/>
      <text:p text:style-name="P12"/>
      <text:p text:style-name="P13"/>
      <text:p text:style-name="P14"/>
      <text:p text:style-name="P15">PESQUISA - HARDWARE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SÃO JOSÉ DOS PINHAIS</text:p>
      <text:p text:style-name="P25">2024</text:p>
      <text:soft-page-break/>
      <text:p text:style-name="P26">ANA JÚLIA FERREIRA DA SILVA</text:p>
      <text:p text:style-name="P27"/>
      <text:p text:style-name="P28"/>
      <text:p text:style-name="P29"/>
      <text:p text:style-name="P30">PESQUISA – HARDWARE</text:p>
      <text:p text:style-name="P31"/>
      <text:p text:style-name="P32"/>
      <text:p text:style-name="P33"><text:span text:style-name="T34"><draw:frame draw:z-index="251659264" draw:id="id0" draw:style-name="a0" draw:name="Caixa de Texto 2" text:anchor-type="paragraph" svg:x="0in" svg:y="0.18264in" svg:width="2.675in" svg:height="1.53611in" style:rel-width="scale" style:rel-height="scale"><draw:text-box><text:p text:style-name="P35">Pesquisa sobre Hardware para obtenção de conhecimento.</text:p><text:p text:style-name="P36"/><text:p text:style-name="P37"><text:span text:style-name="T38">Professora: Ana Flávia Santos Pinho.</text:span></text:p></draw:text-box><svg:title/><svg:desc/></draw:frame></text:span>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SÃO JOSÉ DOS PINHAIS</text:p>
      <text:p text:style-name="P54">2024</text:p>
      <text:soft-page-break/>
      <text:p text:style-name="P55">SUMÁRIO</text:p>
      <text:p text:style-name="P56"/>
      <text:p text:style-name="P57"/>
      <text:p text:style-name="P58">1<text:s/>-<text:s/>INTRODUÇÃO................................................................................................................04</text:p>
      <text:p text:style-name="P59">2<text:s/>- COMPONENTES DE UM PC........................................................................................05</text:p>
      <text:p text:style-name="P60">3<text:s/>– SOQUETES......................................................................................................................06</text:p>
      <text:p text:style-name="P61">3.1 – PROCESSADORES.....................................................................................................07</text:p>
      <text:p text:style-name="P62">3.2 – LGA e PGA....................................................................................................................08<text:s/></text:p>
      <text:p text:style-name="P63">3.3 – MEMÓRIA CACHE.....................................................................................................09</text:p>
      <text:p text:style-name="P64">3.4 – ULA................................................................................................................................10</text:p>
      <text:p text:style-name="P65">3.5 – UC...................................................................................................................................11</text:p>
      <text:p text:style-name="P66">3.6 – REGISTRADORES......................................................................................................12</text:p>
      <text:p text:style-name="P67">3.7 – PASTA TÉRMICA........................................................................................................13</text:p>
      <text:p text:style-name="P68">3.8 – COOLER.......................................................................................................................14</text:p>
      <text:p text:style-name="P69">4<text:s/>– MEMÓRIA RAM.............................................................................................................15</text:p>
      <text:p text:style-name="P70">5 – MEMÓRIA ROM............................................................................................................16</text:p>
      <text:p text:style-name="P71">6 – BIOS..................................................................................................................................17</text:p>
      <text:p text:style-name="P72">7 – POST..................................................................................................................................18</text:p>
      <text:p text:style-name="P73">8 – SETUP...............................................................................................................................19</text:p>
      <text:p text:style-name="P74">9 – SSD e HD...........................................................................................................................20</text:p>
      <text:p text:style-name="P75">10 – SATA................................................................................................................................21</text:p>
      <text:p text:style-name="P76">11 – FONTE DE ALIMENTAÇÃO......................................................................................22</text:p>
      <text:p text:style-name="P77">12 – REFERÊNCIAS.............................................................................................................23</text:p>
      <text:p text:style-name="P78"/>
      <text:p text:style-name="P79"/>
      <text:p text:style-name="P80">1. INTRODUÇÃO</text:p>
      <text:p text:style-name="P81"/>
      <text:p text:style-name="P82">O QUE É HARDWARE?</text:p>
      <text:p text:style-name="P83">Hardware é qualquer componente físico, pode ser interno ou externo de um dispositivo, que determina do que um aparelho é possível, e como podemos usá-lo. O hardware é um elemento importante, mesmo dependendo de um software para funcionar. O conceito se desenvolve nos componentes de dispositivos em geral.<text:s/></text:p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>2. COMPONENTES DE UM PC</text:p>
      <text:p text:style-name="P103"/>
      <text:p text:style-name="P104">Há vários tipos de componentes em um PC, no que ajuda no desenvolvimento do aparelho.</text:p>
      <text:p text:style-name="P105">Entre eles, temos:</text:p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>3. SOQUETES</text:p>
      <text:p text:style-name="P127"/>
      <text:p text:style-name="P128">Em uma placa mãe tem diversos componentes, como o SOQUETE, que é o lugar onde o processador será instalado.<text:s/></text:p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>3.1<text:s/>PROCESSADORES</text:p>
      <text:p text:style-name="P150"/>
      <text:p text:style-name="P151">É um microchip especializado. Tem como objetivo de acelerar, resolver, ou preparar dados, depende da aplicação.</text:p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>3.2<text:s/>LGA E PGA</text:p>
      <text:p text:style-name="P173"/>
      <text:p text:style-name="P174">Os LGA<text:s/>são apontados<text:s/>contrários<text:s/>aos PGA,<text:s/>porque<text:s/>os pinos de contato estão no PCB,<text:s/>no caso, na placa<text:s/>mãe e as entradas no processador.<text:s/></text:p>
      <text:p text:style-name="P175">Os tipos PGA<text:s/>detêm<text:s/>o número de pinos de contato fixos no processador, e na placa<text:s/>mãe<text:s/>tem<text:s/>o mesmo número de entradas – pequenos buracos para que seja feita a conexão.</text:p>
      <text:list text:style-name="LFO1" text:continue-numbering="true">
        <text:list-item>
          <text:p text:style-name="P176">PGA: Pinos estão no processador e as entradas na placa<text:s/>mãe</text:p>
        </text:list-item>
        <text:list-item>
          <text:p text:style-name="P177">LGA: Pinos estão na placa<text:s/>mãe e as entradas no processador</text:p>
        </text:list-item>
      </text:list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>3.3 MEMÓRIA CACHE</text:p>
      <text:p text:style-name="P196"/>
      <text:p text:style-name="P197">A<text:s/>memória cache é uma parte do processador<text:s/>de<text:s/>dispositivos. Ele<text:s/>contribui<text:s/>como uma memória temporária para que o chipset recupere rapidamente os dados, sem a<text:s/>ajuda<text:s/>de uma busca direta na memória principal (RAM).</text:p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>3.4<text:s/>ULA</text:p>
      <text:p text:style-name="P223"/>
      <text:p text:style-name="P224">É<text:s/>um circuito digital que<text:s/>faz<text:s/>operações lógicas e aritméticas. A ULA é uma peça fundamental da unidade central de processamento (CPU), e até dos mais simples microprocessadores. É uma grande calculadora eletrônica do tipo desenvolvido durante a II Guerra Mundial, e sua tecnologia já estava disponível quando os primeiros computadores modernos foram construídos.<text:s/>Já existia tempos atrás.</text:p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>3.5 UC</text:p>
      <text:p text:style-name="P251"/>
      <text:p text:style-name="P252">É<text:s/>atribuído<text:s/>por<text:s/>causar<text:s/>todos os sinais que controlam as operações no exterior do<text:s/>processador, e ainda por dar todas as instruções para o<text:s/>certo<text:s/>funcionamento interno do<text:s/>processador.<text:s/>Ao apoiar<text:s/>terá a colaboração de uma outra estrutura/actor (o decodificador de instruções). É a Unidade de Controle, sendo está<text:s/>uma UTM,<text:s/>que tem a<text:s/>responsabilidade<text:s/>pela<text:s/>ideia<text:s/>das diversas máquinas virtualizadas dentro do sistema computacional,<text:s/>então, é responsável pela exata expressão de software que rodam internamente ao PC em<text:s/>um<text:s/>momento<text:s/>marcado.<text:s/></text:p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>3.6 REGISTRADORES</text:p>
      <text:p text:style-name="P278"/>
      <text:p text:style-name="P279">Os registradores de<text:s/>um processador<text:s/>é a memória RAM que armazena n bits. Os registradores estão no topo da hierarquia de memória, sendo assim, são o meio mais rápido e caro de se armazenar um dado.</text:p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>3.7 PASTA TÉRMICA</text:p>
      <text:p text:style-name="P307"/>
      <text:p text:style-name="P308">A pasta térmica é<text:s/>indicada<text:s/>para<text:s/>resfriar<text:s/>o processador e<text:s/>a<text:s/>placa de vídeo. A propósito, a pasta térmica para placas de vídeo geralmente é menos preocupante, assim como os laptops.</text:p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>3.8 COOLER</text:p>
      <text:p text:style-name="P337"/>
      <text:p text:style-name="P338">Devido<text:s/>à<text:s/>grande circulação de energia elétrica durante<text:s/>a<text:s/>atividade<text:s/>do<text:s/>processador, pode vir<text:s/>aquecer<text:s/>muito rápido. Dessa<text:s/>maneira, o cooler tem a função de reduzir o calor gerado pelo processador, evitando que ele superaqueça ou queime.</text:p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>4. MEMÓRIA RAM</text:p>
      <text:p text:style-name="P366"/>
      <text:p text:style-name="P367">A memória RAM,<text:s/>Random<text:s/>Access<text:s/>Memory, tem responsabilidade<text:s/>por dar mais agilidade e velocidade no funcionamento geral do sistema. Sem a memória RAM, tarefas como abrir programas e editar arquivos demorariam muito para serem realizadas.</text:p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>5. MEMÓRIA ROM</text:p>
      <text:p text:style-name="P395"/>
      <text:p text:style-name="P396">É<text:s/>a<text:s/>memória não volátil,<text:s/>então<text:s/>as informações são permanentemente armazenadas no chip. A memória não depende de uma corrente elétrica para salvar os dados, em vez disso, os dados são gravados em células individuais usando o código binário.</text:p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>6. BIOS</text:p>
      <text:p text:style-name="P424"/>
      <text:p text:style-name="P425">É<text:s/>responsável por reconhecer os componentes da máquina e dar um boot na unidade definida no sistema operacional, que geralmente é o HD ou SSD do setup, e, em seguida, passar o controle ao sistema operacional.<text:s/>No caso, é ela quem inicia o funcionamento do PC toda vez que ele é ligado pelo usuário.<text:s/>A<text:s/>BIOS do computador, por exemplo, é uma memória ROM, pois ela fica responsável por carregar as configurações básicas antes de inicializar o sistema operacional, verificando todos os componentes para só então iniciar o HD/SDD que “acordará” o computador.</text:p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>7. POST</text:p>
      <text:p text:style-name="P450"/>
      <text:p text:style-name="P451">Quando o computador é<text:s/>ligado, o BIOS executa o POST (Power- On Self-Test). O POST é um programa de diagnostico embutido que verifica o hardware, assegurando o funcionamento correto. O POST é executado muito rapidamente, e normalmente não é notado. Exceto, quando um problema é encontrado.</text:p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/>
      <text:p text:style-name="P467"/>
      <text:p text:style-name="P468"/>
      <text:p text:style-name="P469"/>
      <text:p text:style-name="P470"/>
      <text:p text:style-name="P471"/>
      <text:p text:style-name="P472"/>
      <text:p text:style-name="P473"/>
      <text:p text:style-name="P474"/>
      <text:p text:style-name="P475"/>
      <text:p text:style-name="P476"/>
      <text:p text:style-name="P477">8. SETUP</text:p>
      <text:p text:style-name="P478"/>
      <text:p text:style-name="P479">É um pequeno programa para configurar o Bios e como ele deve se comportar.</text:p>
      <text:p text:style-name="P480"/>
      <text:p text:style-name="P481"/>
      <text:p text:style-name="P482"/>
      <text:p text:style-name="P483"/>
      <text:p text:style-name="P484"/>
      <text:p text:style-name="P485"/>
      <text:p text:style-name="P486"/>
      <text:p text:style-name="P487"/>
      <text:p text:style-name="P488"/>
      <text:p text:style-name="P489"/>
      <text:p text:style-name="P490"/>
      <text:p text:style-name="P491"/>
      <text:p text:style-name="P492"/>
      <text:p text:style-name="P493"/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p text:style-name="P507">9. SSD e HD</text:p>
      <text:p text:style-name="P508"/>
      <text:p text:style-name="P509">O SSD (Solid State Drive) é um componente que armazena dados em computadores e consoles de videogame. Ele substitui o HDD (Hard Disk Drive) tradicional e ainda garante mais rapidez ao sistema, graças às velocidades maiores de leitura e gravação.</text:p>
      <text:p text:style-name="P510">O HD, Hard disk ou disco rígido, é um componente de hardware do computador. Sua utilidade é o armazenamento de dados. Isto significa que quando algum arquivo é armazenado, ele não se perde com o desligamento da máquina (como acontece com a memória RAM).</text:p>
      <text:p text:style-name="P511"/>
      <text:p text:style-name="P512"/>
      <text:p text:style-name="P513"/>
      <text:p text:style-name="P514"/>
      <text:p text:style-name="P515"/>
      <text:p text:style-name="P516"/>
      <text:p text:style-name="P517"/>
      <text:p text:style-name="P518"/>
      <text:p text:style-name="P519"/>
      <text:p text:style-name="P520"/>
      <text:p text:style-name="P521"/>
      <text:p text:style-name="P522"/>
      <text:p text:style-name="P523"/>
      <text:p text:style-name="P524"/>
      <text:p text:style-name="P525"/>
      <text:p text:style-name="P526"/>
      <text:p text:style-name="P527"/>
      <text:p text:style-name="P528"/>
      <text:p text:style-name="P529"/>
      <text:p text:style-name="P530"/>
      <text:p text:style-name="P531"/>
      <text:p text:style-name="P532"/>
      <text:p text:style-name="P533"/>
      <text:p text:style-name="P534">10. SATA</text:p>
      <text:p text:style-name="P535"/>
      <text:p text:style-name="P536">O SATA é uma interface que permite aos dispositivos de armazenamento fazer a conexão com os sistemas host. Várias formas dessa interface foram desenvolvidas para permitir o aumento da capacidade e largura de banda.</text:p>
      <text:p text:style-name="P537"/>
      <text:p text:style-name="P538"/>
      <text:p text:style-name="P539"/>
      <text:p text:style-name="P540"/>
      <text:p text:style-name="P541"/>
      <text:p text:style-name="P542"/>
      <text:p text:style-name="P543"/>
      <text:p text:style-name="P544"/>
      <text:p text:style-name="P545"/>
      <text:p text:style-name="P546"/>
      <text:p text:style-name="P547"/>
      <text:p text:style-name="P548"/>
      <text:p text:style-name="P549"/>
      <text:p text:style-name="P550"/>
      <text:p text:style-name="P551"/>
      <text:p text:style-name="P552"/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/>
      <text:p text:style-name="P561"/>
      <text:p text:style-name="P562"/>
      <text:p text:style-name="P563">11. FONTE DE ALIMENTAÇÃO</text:p>
      <text:p text:style-name="P564"/>
      <text:p text:style-name="P565">Fontes de alimentação AC/DC (ou CA/CC): são as fontes de alimentação da maioria dos dispositivos que utilizamos no dia a dia, como os carregadores de telemóveis. A fonte de alimentação converte a corrente alternada da rede em corrente contínua e ajusta a tensão às necessidades do dispositivo.</text:p>
      <text:p text:style-name="P566"/>
      <text:p text:style-name="P567"/>
      <text:p text:style-name="P568"/>
      <text:p text:style-name="P569"/>
      <text:p text:style-name="P570"/>
      <text:p text:style-name="P571"/>
      <text:p text:style-name="P572"/>
      <text:p text:style-name="P573"/>
      <text:p text:style-name="P574"/>
      <text:p text:style-name="P575"/>
      <text:p text:style-name="P576"/>
      <text:p text:style-name="P577"/>
      <text:p text:style-name="P578"/>
      <text:p text:style-name="P579"/>
      <text:p text:style-name="P580"/>
      <text:p text:style-name="P581"/>
      <text:p text:style-name="P582"/>
      <text:p text:style-name="P583"/>
      <text:p text:style-name="P584"/>
      <text:p text:style-name="P585"/>
      <text:p text:style-name="P586"/>
      <text:p text:style-name="P587"/>
      <text:p text:style-name="P588"/>
      <text:p text:style-name="P589"/>
      <text:p text:style-name="P590"/>
      <text:p text:style-name="P591">12.<text:s/>REFERÊNCIAS</text:p>
      <text:p text:style-name="P592"/>
      <text:list text:style-name="LFO2" text:continue-numbering="true">
        <text:list-item>
          <text:p text:style-name="P593"><text:a xlink:href="http://www.techtudo.com.br" office:target-frame-name="_top" xlink:show="replace"><text:span text:style-name="T594">www.techtudo.com.br</text:span></text:a></text:p>
        </text:list-item>
        <text:list-item>
          <text:p text:style-name="P595"><text:a xlink:href="http://www.adrenaline.com.br" office:target-frame-name="_top" xlink:show="replace"><text:span text:style-name="T596">www.adrenaline.com.br</text:span></text:a></text:p>
        </text:list-item>
        <text:list-item>
          <text:p text:style-name="P597"><text:a xlink:href="http://www.pcbuilder.com.br" office:target-frame-name="_top" xlink:show="replace"><text:span text:style-name="T598">www.pcbuilder.com.br</text:span></text:a></text:p>
        </text:list-item>
        <text:list-item>
          <text:p text:style-name="P599"><text:a xlink:href="http://www.canaltech.com.br" office:target-frame-name="_top" xlink:show="replace"><text:span text:style-name="T600">www.canaltech.com.br</text:span></text:a></text:p>
        </text:list-item>
        <text:list-item>
          <text:p text:style-name="P601"><text:a xlink:href="http://www.canalti.com.br" office:target-frame-name="_top" xlink:show="replace"><text:span text:style-name="T602">www.canalti.com.br</text:span></text:a></text:p>
        </text:list-item>
        <text:list-item>
          <text:p text:style-name="P603"><text:a xlink:href="http://www.br,crucial.com" office:target-frame-name="_top" xlink:show="replace"><text:span text:style-name="T604">www.br,crucial.com</text:span></text:a></text:p>
        </text:list-item>
        <text:list-item>
          <text:p text:style-name="P605"><text:a xlink:href="http://www.bringit.com.br" office:target-frame-name="_top" xlink:show="replace"><text:span text:style-name="T606">www.bringit.com.br</text:span></text:a></text:p>
        </text:list-item>
      </text:list>
      <text:p text:style-name="P607"/>
      <text:p text:style-name="P6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1.1812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951in"/>
      </style:footer-style>
    </style:page-layout>
    <style:style style:name="P2" style:parent-style-name="Rodapé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a Julia Ferreira da Silva</meta:initial-creator>
    <dc:creator>Ana Julia Ferreira da Silva</dc:creator>
    <meta:creation-date>2024-04-19T00:01:00Z</meta:creation-date>
    <dc:date>2024-04-19T02:16:00Z</dc:date>
    <meta:template xlink:href="Normal" xlink:type="simple"/>
    <meta:editing-cycles>3</meta:editing-cycles>
    <meta:editing-duration>PT7080S</meta:editing-duration>
    <meta:document-statistic meta:page-count="23" meta:paragraph-count="18" meta:word-count="1447" meta:character-count="9243" meta:row-count="65" meta:non-whitespace-character-count="7814"/>
  </office:meta>
</office:document-meta>
</file>